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157" officeooo:paragraph-rsid="0003b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 2018 Teams &amp; IDS</text:p>
      <text:p text:style-name="P1"/>
      <text:p text:style-name="P1">Virtus Pro</text:p>
      <text:p text:style-name="P1">Team Liquid</text:p>
      <text:p text:style-name="P1">PSG.LGD</text:p>
      <text:p text:style-name="P1">TEAM Secret</text:p>
      <text:p text:style-name="P1">Mineski</text:p>
      <text:p text:style-name="P1">Vici Gaming</text:p>
      <text:p text:style-name="P1">Newbee</text:p>
      <text:p text:style-name="P1">VGJ.Thunder</text:p>
      <text:p text:style-name="P1">OG</text:p>
      <text:p text:style-name="P1">Winstrike Team</text:p>
      <text:p text:style-name="P1">Team Serenity</text:p>
      <text:p text:style-name="P1">Invictus Gaming</text:p>
      <text:p text:style-name="P1">Fnatic</text:p>
      <text:p text:style-name="P1">TNC Predator</text:p>
      <text:p text:style-name="P1">VGJ.Storm</text:p>
      <text:p text:style-name="P1">Evil Geniuses</text:p>
      <text:p text:style-name="P1">OpTic Gaming</text:p>
      <text:p text:style-name="P1">paiN Gam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8:31:20.194225275</meta:creation-date>
    <dc:date>2018-08-09T18:33:23.153488414</dc:date>
    <meta:editing-duration>PT2M3S</meta:editing-duration>
    <meta:editing-cycles>1</meta:editing-cycles>
    <meta:document-statistic meta:table-count="0" meta:image-count="0" meta:object-count="0" meta:page-count="1" meta:paragraph-count="19" meta:word-count="34" meta:character-count="200" meta:non-whitespace-character-count="185"/>
    <meta:generator>LibreOffice/6.0.3.2$Linux_X86_64 LibreOffice_project/00m0$Build-2</meta:generator>
  </office:meta>
</office:document-meta>
</file>